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2" table:number-rows-spanned="1">
            <text:p>Value</text:p>
          </table:table-cell>
          <table:covered-table-cell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string">
            <text:p>220V</text:p>
          </table:table-cell>
          <table:table-cell/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2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2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2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7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4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number-rows-repeated="104852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0:39:37</dc:date>
    <dc:creator>IjonTichy </dc:creator>
    <meta:editing-duration>PT2H19M57S</meta:editing-duration>
    <meta:editing-cycles>5</meta:editing-cycles>
    <meta:generator>LibreOffice/3.5$Linux_X86_64 LibreOffice_project/350m1$Build-2</meta:generator>
    <meta:document-statistic meta:table-count="3" meta:cell-count="366" meta:object-count="0"/>
  </office:meta>
</office:document-meta>
</file>